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8.4pt"/>
    </style:style>
    <style:style style:name="co5" style:family="table-column">
      <style:table-column-properties fo:break-before="auto" style:column-width="268.64pt"/>
    </style:style>
    <style:style style:name="co6" style:family="table-column">
      <style:table-column-properties fo:break-before="auto" style:column-width="144.99pt"/>
    </style:style>
    <style:style style:name="co7" style:family="table-column">
      <style:table-column-properties fo:break-before="auto" style:column-width="63.81pt"/>
    </style:style>
    <style:style style:name="co8" style:family="table-column">
      <style:table-column-properties fo:break-before="auto" style:column-width="84.5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58.96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267.31pt"/>
    </style:style>
    <style:style style:name="co16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co25" style:family="table-column">
      <style:table-column-properties fo:break-before="auto" style:column-width="64.01pt"/>
    </style:style>
    <style:style style:name="co26" style:family="table-column">
      <style:table-column-properties fo:break-before="auto" style:column-width="170.31pt"/>
    </style:style>
    <style:style style:name="co27" style:family="table-column">
      <style:table-column-properties fo:break-before="auto" style:column-width="301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table:style-name="Default"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yrt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yrt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ampomanesi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Campomanesia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omanesia lineatifolia Ruiz &amp; Pav.</text:p>
          </table:table-cell>
          <table:table-cell office:value-type="string" calcext:value-type="string">
            <text:p>Ruiz &amp; Pav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mpomanesia</text:p>
          </table:table-cell>
          <table:table-cell office:value-type="string" calcext:value-type="string">
            <text:p>lineatifoli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ampomanesia guaviroba (DC.) Bertoni</text:p>
          </table:table-cell>
          <table:table-cell office:value-type="string" calcext:value-type="string">
            <text:p>(DC.) Bertoni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mpomanesia</text:p>
          </table:table-cell>
          <table:table-cell office:value-type="string" calcext:value-type="string">
            <text:p>guavirob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bbeville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bbevillea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bbevillea fenzliana Berg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bevillea</text:p>
          </table:table-cell>
          <table:table-cell office:value-type="string" calcext:value-type="string">
            <text:p>fenzlian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<text:span text:style-name="T2">Test for duplicate SYN-SYN (diff parent, diff</text:span> authors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bbevillea fenzliana O.Berg</text:p>
          </table:table-cell>
          <table:table-cell office:value-type="string" calcext:value-type="string">
            <text:p>O.Berg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bevillea</text:p>
          </table:table-cell>
          <table:table-cell office:value-type="string" calcext:value-type="string">
            <text:p>fenzlian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<text:span text:style-name="T2">Test for duplicate SYN-SYN (diff parent, diff</text:span>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6" table:number-columns-repeated="3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onym</text:p>
          </table:table-cell>
          <table:table-cell/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0:11:21.375180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0:11:32.682609852</dc:date>
    <meta:editing-duration>PT1H58M20S</meta:editing-duration>
    <meta:editing-cycles>19</meta:editing-cycles>
    <meta:generator>LibreOffice/6.0.7.3$Linux_X86_64 LibreOffice_project/00m0$Build-3</meta:generator>
    <meta:document-statistic meta:table-count="9" meta:cell-count="160" meta:object-count="0"/>
  </office:meta>
</office:document-meta>
</file>